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7 月 份" calcext:value-type="string">
              <text:p><text:s text:c="7"/>中 華 民 國 98 年 7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7846" calcext:value-type="float">
            <text:p><text:s text:c="3"/>7,846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" calcext:value-type="float">
            <text:p><text:s text:c="3"/>4.00 </text:p>
          </table:table-cell>
          <table:table-cell table:style-name="ce29" office:value-type="float" office:value="4688" calcext:value-type="float">
            <text:p><text:s text:c="3"/>4,688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9" calcext:value-type="float">
            <text:p><text:s text:c="3"/>2.39 </text:p>
          </table:table-cell>
          <table:table-cell table:style-name="ce29" office:value-type="float" office:value="16297" calcext:value-type="float">
            <text:p><text:s text:c="3"/>16,297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2" calcext:value-type="float">
            <text:p><text:s text:c="3"/>8.32 </text:p>
          </table:table-cell>
          <table:table-cell table:style-name="ce29" office:value-type="float" office:value="11609" calcext:value-type="float">
            <text:p><text:s text:c="3"/>11,609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29" office:value-type="float" office:value="6771" calcext:value-type="float">
            <text:p><text:s text:c="3"/>6,771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6" calcext:value-type="float">
            <text:p><text:s text:c="3"/>3.46 </text:p>
          </table:table-cell>
          <table:table-cell table:style-name="ce29" office:value-type="float" office:value="5322" calcext:value-type="float">
            <text:p><text:s text:c="3"/>5,322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6723" calcext:value-type="float">
            <text:p><text:s text:c="3"/>6,723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5" calcext:value-type="float">
            <text:p><text:s text:c="3"/>3.45 </text:p>
          </table:table-cell>
          <table:table-cell table:style-name="ce29" office:value-type="float" office:value="4642" calcext:value-type="float">
            <text:p><text:s text:c="3"/>4,642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8" calcext:value-type="float">
            <text:p><text:s text:c="3"/>2.38 </text:p>
          </table:table-cell>
          <table:table-cell table:style-name="ce29" office:value-type="float" office:value="16201" calcext:value-type="float">
            <text:p><text:s text:c="3"/>16,201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" calcext:value-type="float">
            <text:p><text:s text:c="3"/>8.30 </text:p>
          </table:table-cell>
          <table:table-cell table:style-name="ce29" office:value-type="float" office:value="11559" calcext:value-type="float">
            <text:p><text:s text:c="3"/>11,559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29" office:value-type="float" office:value="6754" calcext:value-type="float">
            <text:p><text:s text:c="3"/>6,754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6" calcext:value-type="float">
            <text:p><text:s text:c="3"/>3.46 </text:p>
          </table:table-cell>
          <table:table-cell table:style-name="ce29" office:value-type="float" office:value="5309" calcext:value-type="float">
            <text:p><text:s text:c="3"/>5,309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7457" calcext:value-type="float">
            <text:p><text:s text:c="3"/>7,457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66" calcext:value-type="float">
            <text:p><text:s text:c="3"/>4.66 </text:p>
          </table:table-cell>
          <table:table-cell table:style-name="ce29" office:value-type="float" office:value="3932" calcext:value-type="float">
            <text:p><text:s text:c="3"/>3,932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46" calcext:value-type="float">
            <text:p><text:s text:c="3"/>2.46 </text:p>
          </table:table-cell>
          <table:table-cell table:style-name="ce29" office:value-type="float" office:value="13432" calcext:value-type="float">
            <text:p><text:s text:c="3"/>13,432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4" calcext:value-type="float">
            <text:p><text:s text:c="3"/>8.40 </text:p>
          </table:table-cell>
          <table:table-cell table:style-name="ce29" office:value-type="float" office:value="9500" calcext:value-type="float">
            <text:p><text:s text:c="3"/>9,500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4" calcext:value-type="float">
            <text:p><text:s text:c="3"/>5.94 </text:p>
          </table:table-cell>
          <table:table-cell table:style-name="ce29" office:value-type="float" office:value="5456" calcext:value-type="float">
            <text:p><text:s text:c="3"/>5,456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1" calcext:value-type="float">
            <text:p><text:s text:c="3"/>3.41 </text:p>
          </table:table-cell>
          <table:table-cell table:style-name="ce29" office:value-type="float" office:value="4358" calcext:value-type="float">
            <text:p><text:s text:c="3"/>4,358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688" calcext:value-type="float">
            <text:p><text:s text:c="3"/>3,688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26" office:value-type="float" office:value="11.28" calcext:value-type="float">
            <text:p><text:s text:c="3"/>11.28 </text:p>
          </table:table-cell>
          <table:table-cell table:style-name="ce30" office:value-type="float" office:value="1300" calcext:value-type="float">
            <text:p><text:s text:c="3"/>1,30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7" calcext:value-type="float">
            <text:p><text:s text:c="3"/>3.97 </text:p>
          </table:table-cell>
          <table:table-cell table:style-name="ce30" office:value-type="float" office:value="2720" calcext:value-type="float">
            <text:p><text:s text:c="3"/>2,72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2" calcext:value-type="float">
            <text:p><text:s text:c="3"/>8.32 </text:p>
          </table:table-cell>
          <table:table-cell table:style-name="ce30" office:value-type="float" office:value="1420" calcext:value-type="float">
            <text:p><text:s text:c="3"/>1,420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4" calcext:value-type="float">
            <text:p><text:s text:c="3"/>4.34 </text:p>
          </table:table-cell>
          <table:table-cell table:style-name="ce30" office:value-type="float" office:value="1340" calcext:value-type="float">
            <text:p><text:s text:c="3"/>1,34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" calcext:value-type="float">
            <text:p><text:s text:c="3"/>4.10 </text:p>
          </table:table-cell>
          <table:table-cell table:style-name="ce30" office:value-type="float" office:value="1022" calcext:value-type="float">
            <text:p><text:s text:c="3"/>1,02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2" calcext:value-type="float">
            <text:p><text:s text:c="3"/>3.1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93" calcext:value-type="float">
            <text:p><text:s/>－193 </text:p>
          </table:table-cell>
          <table:table-cell table:style-name="ce26" office:value-type="float" office:value="-0.42" calcext:value-type="float">
            <text:p><text:s/>－0.42 </text:p>
          </table:table-cell>
          <table:table-cell table:style-name="ce26" office:value-type="float" office:value="-4.92" calcext:value-type="float">
            <text:p><text:s/>－4.92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30" office:value-type="float" office:value="296" calcext:value-type="float">
            <text:p><text:s text:c="3"/>296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5" calcext:value-type="float">
            <text:p><text:s text:c="3"/>7.55 </text:p>
          </table:table-cell>
          <table:table-cell table:style-name="ce30" office:value-type="float" office:value="271" calcext:value-type="float">
            <text:p><text:s text:c="3"/>271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2" calcext:value-type="float">
            <text:p><text:s text:c="3"/>6.92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2" calcext:value-type="float">
            <text:p><text:s text:c="3"/>3.42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536" calcext:value-type="float">
            <text:p><text:s text:c="3"/>1,536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19" calcext:value-type="float">
            <text:p><text:s text:c="3"/>9.19 </text:p>
          </table:table-cell>
          <table:table-cell table:style-name="ce30" office:value-type="float" office:value="680" calcext:value-type="float">
            <text:p><text:s text:c="3"/>68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07" calcext:value-type="float">
            <text:p><text:s text:c="3"/>4.07 </text:p>
          </table:table-cell>
          <table:table-cell table:style-name="ce30" office:value-type="float" office:value="1530" calcext:value-type="float">
            <text:p><text:s text:c="3"/>1,530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15" calcext:value-type="float">
            <text:p><text:s text:c="3"/>9.15 </text:p>
          </table:table-cell>
          <table:table-cell table:style-name="ce30" office:value-type="float" office:value="850" calcext:value-type="float">
            <text:p><text:s text:c="3"/>85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9" calcext:value-type="float">
            <text:p><text:s text:c="3"/>5.09 </text:p>
          </table:table-cell>
          <table:table-cell table:style-name="ce30" office:value-type="float" office:value="687" calcext:value-type="float">
            <text:p><text:s text:c="3"/>687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1" calcext:value-type="float">
            <text:p><text:s text:c="3"/>4.11 </text:p>
          </table:table-cell>
          <table:table-cell table:style-name="ce30" office:value-type="float" office:value="547" calcext:value-type="float">
            <text:p><text:s text:c="3"/>547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27" calcext:value-type="float">
            <text:p><text:s text:c="3"/>3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83" calcext:value-type="float">
            <text:p><text:s text:c="3"/>783 </text:p>
          </table:table-cell>
          <table:table-cell table:style-name="ce26" office:value-type="float" office:value="1.55" calcext:value-type="float">
            <text:p><text:s text:c="3"/>1.55 </text:p>
          </table:table-cell>
          <table:table-cell table:style-name="ce26" office:value-type="float" office:value="18.2" calcext:value-type="float">
            <text:p><text:s text:c="3"/>18.20 </text:p>
          </table:table-cell>
          <table:table-cell table:style-name="ce30" office:value-type="float" office:value="253" calcext:value-type="float">
            <text:p><text:s text:c="3"/>253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8" calcext:value-type="float">
            <text:p><text:s text:c="3"/>5.88 </text:p>
          </table:table-cell>
          <table:table-cell table:style-name="ce30" office:value-type="float" office:value="526" calcext:value-type="float">
            <text:p><text:s text:c="3"/>526 </text:p>
          </table:table-cell>
          <table:table-cell table:style-name="ce26" office:value-type="float" office:value="1.04" calcext:value-type="float">
            <text:p><text:s text:c="3"/>1.04 </text:p>
          </table:table-cell>
          <table:table-cell table:style-name="ce26" office:value-type="float" office:value="12.22" calcext:value-type="float">
            <text:p><text:s text:c="3"/>12.22 </text:p>
          </table:table-cell>
          <table:table-cell table:style-name="ce30" office:value-type="float" office:value="273" calcext:value-type="float">
            <text:p><text:s text:c="3"/>273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2" calcext:value-type="float">
            <text:p><text:s text:c="3"/>3.72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13" calcext:value-type="float">
            <text:p><text:s text:c="3"/>21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7" calcext:value-type="float">
            <text:p><text:s text:c="3"/>4.47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5" calcext:value-type="float">
            <text:p><text:s text:c="3"/>1.55 </text:p>
          </table:table-cell>
          <table:table-cell table:style-name="ce30" office:value-type="float" office:value="398" calcext:value-type="float">
            <text:p><text:s text:c="3"/>398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6" calcext:value-type="float">
            <text:p><text:s text:c="3"/>8.36 </text:p>
          </table:table-cell>
          <table:table-cell table:style-name="ce30" office:value-type="float" office:value="324" calcext:value-type="float">
            <text:p><text:s text:c="3"/>324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" calcext:value-type="float">
            <text:p><text:s text:c="3"/>6.80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6" calcext:value-type="float">
            <text:p><text:s text:c="3"/>2.86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255" calcext:value-type="float">
            <text:p><text:s text:c="3"/>25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3" calcext:value-type="float">
            <text:p><text:s text:c="3"/>1.93 </text:p>
          </table:table-cell>
          <table:table-cell table:style-name="ce30" office:value-type="float" office:value="467" calcext:value-type="float">
            <text:p><text:s text:c="3"/>467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3" calcext:value-type="float">
            <text:p><text:s text:c="3"/>3.53 </text:p>
          </table:table-cell>
          <table:table-cell table:style-name="ce30" office:value-type="float" office:value="1147" calcext:value-type="float">
            <text:p><text:s text:c="3"/>1,147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66" calcext:value-type="float">
            <text:p><text:s text:c="3"/>8.66 </text:p>
          </table:table-cell>
          <table:table-cell table:style-name="ce30" office:value-type="float" office:value="680" calcext:value-type="float">
            <text:p><text:s text:c="3"/>68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30" office:value-type="float" office:value="421" calcext:value-type="float">
            <text:p><text:s text:c="3"/>42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18" calcext:value-type="float">
            <text:p><text:s text:c="3"/>3.18 </text:p>
          </table:table-cell>
          <table:table-cell table:style-name="ce30" office:value-type="float" office:value="331" calcext:value-type="float">
            <text:p><text:s text:c="3"/>33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34" calcext:value-type="float">
            <text:p><text:s/>－134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2" calcext:value-type="float">
            <text:p><text:s/>－1.20 </text:p>
          </table:table-cell>
          <table:table-cell table:style-name="ce30" office:value-type="float" office:value="369" calcext:value-type="float">
            <text:p><text:s text:c="3"/>369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1" calcext:value-type="float">
            <text:p><text:s text:c="3"/>3.31 </text:p>
          </table:table-cell>
          <table:table-cell table:style-name="ce30" office:value-type="float" office:value="1064" calcext:value-type="float">
            <text:p><text:s text:c="3"/>1,064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5" calcext:value-type="float">
            <text:p><text:s text:c="3"/>9.55 </text:p>
          </table:table-cell>
          <table:table-cell table:style-name="ce30" office:value-type="float" office:value="695" calcext:value-type="float">
            <text:p><text:s text:c="3"/>695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4" calcext:value-type="float">
            <text:p><text:s text:c="3"/>6.24 </text:p>
          </table:table-cell>
          <table:table-cell table:style-name="ce30" office:value-type="float" office:value="304" calcext:value-type="float">
            <text:p><text:s text:c="3"/>304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3" calcext:value-type="float">
            <text:p><text:s text:c="3"/>2.73 </text:p>
          </table:table-cell>
          <table:table-cell table:style-name="ce30" office:value-type="float" office:value="214" calcext:value-type="float">
            <text:p><text:s text:c="3"/>21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2" calcext:value-type="float">
            <text:p><text:s text:c="3"/>1.9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30" calcext:value-type="float">
            <text:p><text:s/>－130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88" calcext:value-type="float">
            <text:p><text:s/>－2.88 </text:p>
          </table:table-cell>
          <table:table-cell table:style-name="ce30" office:value-type="float" office:value="-26" calcext:value-type="float">
            <text:p><text:s/>－26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58" calcext:value-type="float">
            <text:p><text:s/>－0.58 </text:p>
          </table:table-cell>
          <table:table-cell table:style-name="ce30" office:value-type="float" office:value="317" calcext:value-type="float">
            <text:p><text:s text:c="3"/>317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3" calcext:value-type="float">
            <text:p><text:s text:c="3"/>7.03 </text:p>
          </table:table-cell>
          <table:table-cell table:style-name="ce30" office:value-type="float" office:value="343" calcext:value-type="float">
            <text:p><text:s text:c="3"/>34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" calcext:value-type="float">
            <text:p><text:s text:c="3"/>7.60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4" calcext:value-type="float">
            <text:p><text:s text:c="3"/>3.44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30" office:value-type="float" office:value="-34" calcext:value-type="float">
            <text:p><text:s/>－34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55" calcext:value-type="float">
            <text:p><text:s/>－0.55 </text:p>
          </table:table-cell>
          <table:table-cell table:style-name="ce30" office:value-type="float" office:value="497" calcext:value-type="float">
            <text:p><text:s text:c="3"/>497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09" calcext:value-type="float">
            <text:p><text:s text:c="3"/>8.09 </text:p>
          </table:table-cell>
          <table:table-cell table:style-name="ce30" office:value-type="float" office:value="531" calcext:value-type="float">
            <text:p><text:s text:c="3"/>531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5" calcext:value-type="float">
            <text:p><text:s text:c="3"/>8.65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7" calcext:value-type="float">
            <text:p><text:s text:c="3"/>2.87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92" calcext:value-type="float">
            <text:p><text:s text:c="3"/>9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1.98" calcext:value-type="float">
            <text:p><text:s text:c="3"/>1.98 </text:p>
          </table:table-cell>
          <table:table-cell table:style-name="ce30" office:value-type="float" office:value="-33" calcext:value-type="float">
            <text:p><text:s/>－33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1" calcext:value-type="float">
            <text:p><text:s/>－0.71 </text:p>
          </table:table-cell>
          <table:table-cell table:style-name="ce30" office:value-type="float" office:value="357" calcext:value-type="float">
            <text:p><text:s text:c="3"/>357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30" office:value-type="float" office:value="390" calcext:value-type="float">
            <text:p><text:s text:c="3"/>39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9" calcext:value-type="float">
            <text:p><text:s text:c="3"/>8.39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" calcext:value-type="float">
            <text:p><text:s text:c="3"/>3.10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28" calcext:value-type="float">
            <text:p><text:s/>－28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30" office:value-type="float" office:value="702" calcext:value-type="float">
            <text:p><text:s text:c="3"/>702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49" calcext:value-type="float">
            <text:p><text:s text:c="3"/>7.49 </text:p>
          </table:table-cell>
          <table:table-cell table:style-name="ce30" office:value-type="float" office:value="676" calcext:value-type="float">
            <text:p><text:s text:c="3"/>676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1" calcext:value-type="float">
            <text:p><text:s text:c="3"/>7.21 </text:p>
          </table:table-cell>
          <table:table-cell table:style-name="ce30" office:value-type="float" office:value="230" calcext:value-type="float">
            <text:p><text:s text:c="3"/>23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5" calcext:value-type="float">
            <text:p><text:s text:c="3"/>2.45 </text:p>
          </table:table-cell>
          <table:table-cell table:style-name="ce30" office:value-type="float" office:value="232" calcext:value-type="float">
            <text:p><text:s text:c="3"/>23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159" calcext:value-type="float">
            <text:p><text:s/>－159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51" calcext:value-type="float">
            <text:p><text:s/>－1.51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7" calcext:value-type="float">
            <text:p><text:s text:c="3"/>1.57 </text:p>
          </table:table-cell>
          <table:table-cell table:style-name="ce30" office:value-type="float" office:value="832" calcext:value-type="float">
            <text:p><text:s text:c="3"/>832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8" calcext:value-type="float">
            <text:p><text:s text:c="3"/>7.88 </text:p>
          </table:table-cell>
          <table:table-cell table:style-name="ce30" office:value-type="float" office:value="666" calcext:value-type="float">
            <text:p><text:s text:c="3"/>66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1" calcext:value-type="float">
            <text:p><text:s text:c="3"/>6.31 </text:p>
          </table:table-cell>
          <table:table-cell table:style-name="ce30" office:value-type="float" office:value="327" calcext:value-type="float">
            <text:p><text:s text:c="3"/>327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" calcext:value-type="float">
            <text:p><text:s text:c="3"/>3.10 </text:p>
          </table:table-cell>
          <table:table-cell table:style-name="ce30" office:value-type="float" office:value="307" calcext:value-type="float">
            <text:p><text:s text:c="3"/>307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154" calcext:value-type="float">
            <text:p><text:s/>－154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05" calcext:value-type="float">
            <text:p><text:s/>－2.05 </text:p>
          </table:table-cell>
          <table:table-cell table:style-name="ce30" office:value-type="float" office:value="-83" calcext:value-type="float">
            <text:p><text:s/>－83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11" calcext:value-type="float">
            <text:p><text:s/>－1.11 </text:p>
          </table:table-cell>
          <table:table-cell table:style-name="ce30" office:value-type="float" office:value="520" calcext:value-type="float">
            <text:p><text:s text:c="3"/>520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3" calcext:value-type="float">
            <text:p><text:s text:c="3"/>6.93 </text:p>
          </table:table-cell>
          <table:table-cell table:style-name="ce30" office:value-type="float" office:value="603" calcext:value-type="float">
            <text:p><text:s text:c="3"/>603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4" calcext:value-type="float">
            <text:p><text:s text:c="3"/>8.04 </text:p>
          </table:table-cell>
          <table:table-cell table:style-name="ce30" office:value-type="float" office:value="231" calcext:value-type="float">
            <text:p><text:s text:c="3"/>231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8" calcext:value-type="float">
            <text:p><text:s text:c="3"/>3.08 </text:p>
          </table:table-cell>
          <table:table-cell table:style-name="ce30" office:value-type="float" office:value="212" calcext:value-type="float">
            <text:p><text:s text:c="3"/>21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206" calcext:value-type="float">
            <text:p><text:s text:c="3"/>206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26" office:value-type="float" office:value="10.45" calcext:value-type="float">
            <text:p><text:s text:c="3"/>10.45 </text:p>
          </table:table-cell>
          <table:table-cell table:style-name="ce30" office:value-type="float" office:value="-33" calcext:value-type="float">
            <text:p><text:s/>－33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7" calcext:value-type="float">
            <text:p><text:s/>－1.67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7" calcext:value-type="float">
            <text:p><text:s text:c="3"/>8.47 </text:p>
          </table:table-cell>
          <table:table-cell table:style-name="ce30" office:value-type="float" office:value="200" calcext:value-type="float">
            <text:p><text:s text:c="3"/>200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14" calcext:value-type="float">
            <text:p><text:s text:c="3"/>10.14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4" calcext:value-type="float">
            <text:p><text:s text:c="3"/>2.74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2" calcext:value-type="float">
            <text:p><text:s text:c="3"/>1.52 </text:p>
          </table:table-cell>
          <table:table-cell table:style-name="ce30" office:value-type="float" office:value="-32" calcext:value-type="float">
            <text:p><text:s/>－32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11" calcext:value-type="float">
            <text:p><text:s/>－1.11 </text:p>
          </table:table-cell>
          <table:table-cell table:style-name="ce30" office:value-type="float" office:value="218" calcext:value-type="float">
            <text:p><text:s text:c="3"/>21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3" calcext:value-type="float">
            <text:p><text:s text:c="3"/>7.53 </text:p>
          </table:table-cell>
          <table:table-cell table:style-name="ce30" office:value-type="float" office:value="250" calcext:value-type="float">
            <text:p><text:s text:c="3"/>250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3" calcext:value-type="float">
            <text:p><text:s text:c="3"/>8.63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7" calcext:value-type="float">
            <text:p><text:s text:c="3"/>2.87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4" calcext:value-type="float">
            <text:p><text:s text:c="3"/>3.1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70" calcext:value-type="float">
            <text:p><text:s text:c="3"/>270 </text:p>
          </table:table-cell>
          <table:table-cell table:style-name="ce26" office:value-type="float" office:value="2.85" calcext:value-type="float">
            <text:p><text:s text:c="3"/>2.85 </text:p>
          </table:table-cell>
          <table:table-cell table:style-name="ce26" office:value-type="float" office:value="33.5" calcext:value-type="float">
            <text:p><text:s text:c="3"/>33.50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5" calcext:value-type="float">
            <text:p><text:s text:c="3"/>8.05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1" calcext:value-type="float">
            <text:p><text:s text:c="3"/>7.81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6" calcext:value-type="float">
            <text:p><text:s text:c="3"/>1.86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9" calcext:value-type="float">
            <text:p><text:s/>－19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58" calcext:value-type="float">
            <text:p><text:s/>－0.58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30" office:value-type="float" office:value="231" calcext:value-type="float">
            <text:p><text:s text:c="3"/>231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" calcext:value-type="float">
            <text:p><text:s text:c="3"/>7.00 </text:p>
          </table:table-cell>
          <table:table-cell table:style-name="ce30" office:value-type="float" office:value="220" calcext:value-type="float">
            <text:p><text:s text:c="3"/>220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7" calcext:value-type="float">
            <text:p><text:s text:c="3"/>3.67 </text:p>
          </table:table-cell>
          <table:table-cell table:style-name="ce18" office:value-type="float" office:value="93" calcext:value-type="float">
            <text:p><text:s text:c="3"/>9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403" calcext:value-type="float">
            <text:p><text:s text:c="3"/>403 </text:p>
          </table:table-cell>
          <table:table-cell table:style-name="ce26" office:value-type="float" office:value="0.99" calcext:value-type="float">
            <text:p><text:s text:c="3"/>0.99 </text:p>
          </table:table-cell>
          <table:table-cell table:style-name="ce26" office:value-type="float" office:value="11.62" calcext:value-type="float">
            <text:p><text:s text:c="3"/>11.62 </text:p>
          </table:table-cell>
          <table:table-cell table:style-name="ce30" office:value-type="float" office:value="299" calcext:value-type="float">
            <text:p><text:s text:c="3"/>299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1" calcext:value-type="float">
            <text:p><text:s text:c="3"/>8.61 </text:p>
          </table:table-cell>
          <table:table-cell table:style-name="ce30" office:value-type="float" office:value="472" calcext:value-type="float">
            <text:p><text:s text:c="3"/>472 </text:p>
          </table:table-cell>
          <table:table-cell table:style-name="ce26" office:value-type="float" office:value="1.15" calcext:value-type="float">
            <text:p><text:s text:c="3"/>1.15 </text:p>
          </table:table-cell>
          <table:table-cell table:style-name="ce26" office:value-type="float" office:value="13.6" calcext:value-type="float">
            <text:p><text:s text:c="3"/>13.60 </text:p>
          </table:table-cell>
          <table:table-cell table:style-name="ce30" office:value-type="float" office:value="173" calcext:value-type="float">
            <text:p><text:s text:c="3"/>173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8" calcext:value-type="float">
            <text:p><text:s text:c="3"/>4.98 </text:p>
          </table:table-cell>
          <table:table-cell table:style-name="ce30" office:value-type="float" office:value="174" calcext:value-type="float">
            <text:p><text:s text:c="3"/>17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1" calcext:value-type="float">
            <text:p><text:s text:c="3"/>5.01 </text:p>
          </table:table-cell>
          <table:table-cell table:style-name="ce18" office:value-type="float" office:value="92" calcext:value-type="float">
            <text:p><text:s text:c="3"/>9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512" calcext:value-type="float">
            <text:p><text:s text:c="3"/>512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3" calcext:value-type="float">
            <text:p><text:s text:c="3"/>5.63 </text:p>
          </table:table-cell>
          <table:table-cell table:style-name="ce30" office:value-type="float" office:value="288" calcext:value-type="float">
            <text:p><text:s text:c="3"/>28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17" calcext:value-type="float">
            <text:p><text:s text:c="3"/>3.17 </text:p>
          </table:table-cell>
          <table:table-cell table:style-name="ce30" office:value-type="float" office:value="708" calcext:value-type="float">
            <text:p><text:s text:c="3"/>708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9" calcext:value-type="float">
            <text:p><text:s text:c="3"/>7.79 </text:p>
          </table:table-cell>
          <table:table-cell table:style-name="ce30" office:value-type="float" office:value="420" calcext:value-type="float">
            <text:p><text:s text:c="3"/>420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2" calcext:value-type="float">
            <text:p><text:s text:c="3"/>4.62 </text:p>
          </table:table-cell>
          <table:table-cell table:style-name="ce30" office:value-type="float" office:value="309" calcext:value-type="float">
            <text:p><text:s text:c="3"/>309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" calcext:value-type="float">
            <text:p><text:s text:c="3"/>3.40 </text:p>
          </table:table-cell>
          <table:table-cell table:style-name="ce18" office:value-type="float" office:value="273" calcext:value-type="float">
            <text:p><text:s text:c="3"/>273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44" calcext:value-type="float">
            <text:p><text:s/>－44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89" calcext:value-type="float">
            <text:p><text:s/>－1.89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39" calcext:value-type="float">
            <text:p><text:s text:c="3"/>3.39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6" calcext:value-type="float">
            <text:p><text:s text:c="3"/>8.16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7" calcext:value-type="float">
            <text:p><text:s text:c="3"/>4.77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1" calcext:value-type="float">
            <text:p><text:s text:c="3"/>3.01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270" calcext:value-type="float">
            <text:p><text:s/>270 </text:p>
          </table:table-cell>
          <table:table-cell table:style-name="ce27" office:value-type="float" office:value="0.35" calcext:value-type="float">
            <text:p><text:s text:c="3"/>0.35 </text:p>
          </table:table-cell>
          <table:table-cell table:style-name="ce27" office:value-type="float" office:value="4.13" calcext:value-type="float">
            <text:p><text:s text:c="3"/>4.13 </text:p>
          </table:table-cell>
          <table:table-cell table:style-name="ce31" office:value-type="float" office:value="134" calcext:value-type="float">
            <text:p><text:s text:c="3"/>134 </text:p>
          </table:table-cell>
          <table:table-cell table:style-name="ce28" office:value-type="float" office:value="0.17" calcext:value-type="float">
            <text:p><text:s text:c="3"/>0.17 </text:p>
          </table:table-cell>
          <table:table-cell table:style-name="ce28" office:value-type="float" office:value="2.05" calcext:value-type="float">
            <text:p><text:s text:c="3"/>2.05 </text:p>
          </table:table-cell>
          <table:table-cell table:style-name="ce31" office:value-type="float" office:value="475" calcext:value-type="float">
            <text:p><text:s text:c="3"/>475 </text:p>
          </table:table-cell>
          <table:table-cell table:style-name="ce28" office:value-type="float" office:value="0.62" calcext:value-type="float">
            <text:p><text:s text:c="3"/>0.62 </text:p>
          </table:table-cell>
          <table:table-cell table:style-name="ce28" office:value-type="float" office:value="7.26" calcext:value-type="float">
            <text:p><text:s text:c="3"/>7.26 </text:p>
          </table:table-cell>
          <table:table-cell table:style-name="ce31" office:value-type="float" office:value="341" calcext:value-type="float">
            <text:p><text:s text:c="3"/>341 </text:p>
          </table:table-cell>
          <table:table-cell table:style-name="ce28" office:value-type="float" office:value="0.44" calcext:value-type="float">
            <text:p><text:s text:c="3"/>0.44 </text:p>
          </table:table-cell>
          <table:table-cell table:style-name="ce28" office:value-type="float" office:value="5.21" calcext:value-type="float">
            <text:p><text:s text:c="3"/>5.21 </text:p>
          </table:table-cell>
          <table:table-cell table:style-name="ce31" office:value-type="float" office:value="185" calcext:value-type="float">
            <text:p><text:s text:c="3"/>185 </text:p>
          </table:table-cell>
          <table:table-cell table:style-name="ce28" office:value-type="float" office:value="0.24" calcext:value-type="float">
            <text:p><text:s text:c="3"/>0.24 </text:p>
          </table:table-cell>
          <table:table-cell table:style-name="ce28" office:value-type="float" office:value="2.83" calcext:value-type="float">
            <text:p><text:s text:c="3"/>2.83 </text:p>
          </table:table-cell>
          <table:table-cell table:style-name="ce20" office:value-type="float" office:value="157" calcext:value-type="float">
            <text:p><text:s text:c="3"/>157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47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1235" calcext:value-type="float">
            <text:p><text:s/>－1,235 </text:p>
          </table:table-cell>
          <table:table-cell table:style-name="ce25" office:value-type="float" office:value="-0.47" calcext:value-type="float">
            <text:p><text:s/>－0.47 </text:p>
          </table:table-cell>
          <table:table-cell table:style-name="ce25" office:value-type="float" office:value="-5.56" calcext:value-type="float">
            <text:p><text:s/>－5.56 </text:p>
          </table:table-cell>
          <table:table-cell table:style-name="ce29" office:value-type="float" office:value="418" calcext:value-type="float">
            <text:p><text:s text:c="3"/>418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88" calcext:value-type="float">
            <text:p><text:s text:c="3"/>1.88 </text:p>
          </table:table-cell>
          <table:table-cell table:style-name="ce29" office:value-type="float" office:value="1756" calcext:value-type="float">
            <text:p><text:s text:c="3"/>1,756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9" calcext:value-type="float">
            <text:p><text:s text:c="3"/>7.90 </text:p>
          </table:table-cell>
          <table:table-cell table:style-name="ce29" office:value-type="float" office:value="1338" calcext:value-type="float">
            <text:p><text:s text:c="3"/>1,338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02" calcext:value-type="float">
            <text:p><text:s text:c="3"/>6.02 </text:p>
          </table:table-cell>
          <table:table-cell table:style-name="ce29" office:value-type="float" office:value="872" calcext:value-type="float">
            <text:p><text:s text:c="3"/>872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92" calcext:value-type="float">
            <text:p><text:s text:c="3"/>3.92 </text:p>
          </table:table-cell>
          <table:table-cell table:style-name="ce17" office:value-type="float" office:value="532" calcext:value-type="float">
            <text:p><text:s text:c="3"/>532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305" calcext:value-type="float">
            <text:p><text:s/>－305 </text:p>
          </table:table-cell>
          <table:table-cell table:style-name="ce26" office:value-type="float" office:value="-1.45" calcext:value-type="float">
            <text:p><text:s/>－1.45 </text:p>
          </table:table-cell>
          <table:table-cell table:style-name="ce26" office:value-type="float" office:value="-17.13" calcext:value-type="float">
            <text:p><text:s/>－17.13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6" calcext:value-type="float">
            <text:p><text:s text:c="3"/>2.36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2" calcext:value-type="float">
            <text:p><text:s text:c="3"/>7.42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6" calcext:value-type="float">
            <text:p><text:s text:c="3"/>5.06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" calcext:value-type="float">
            <text:p><text:s text:c="3"/>4.10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82" calcext:value-type="float">
            <text:p><text:s/>－182 </text:p>
          </table:table-cell>
          <table:table-cell table:style-name="ce26" office:value-type="float" office:value="-0.8" calcext:value-type="float">
            <text:p><text:s/>－0.80 </text:p>
          </table:table-cell>
          <table:table-cell table:style-name="ce26" office:value-type="float" office:value="-9.47" calcext:value-type="float">
            <text:p><text:s/>－9.47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" calcext:value-type="float">
            <text:p><text:s text:c="3"/>2.50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16" calcext:value-type="float">
            <text:p><text:s text:c="3"/>9.16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" calcext:value-type="float">
            <text:p><text:s text:c="3"/>3.90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134" calcext:value-type="float">
            <text:p><text:s/>－134 </text:p>
          </table:table-cell>
          <table:table-cell table:style-name="ce26" office:value-type="float" office:value="-0.43" calcext:value-type="float">
            <text:p><text:s/>－0.43 </text:p>
          </table:table-cell>
          <table:table-cell table:style-name="ce26" office:value-type="float" office:value="-5.04" calcext:value-type="float">
            <text:p><text:s/>－5.04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4" calcext:value-type="float">
            <text:p><text:s text:c="3"/>1.54 </text:p>
          </table:table-cell>
          <table:table-cell table:style-name="ce30" office:value-type="float" office:value="191" calcext:value-type="float">
            <text:p><text:s text:c="3"/>191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9" calcext:value-type="float">
            <text:p><text:s text:c="3"/>7.19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4" calcext:value-type="float">
            <text:p><text:s text:c="3"/>5.64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6" calcext:value-type="float">
            <text:p><text:s text:c="3"/>4.36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147" calcext:value-type="float">
            <text:p><text:s text:c="3"/>147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3" calcext:value-type="float">
            <text:p><text:s text:c="3"/>7.93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7" calcext:value-type="float">
            <text:p><text:s text:c="3"/>6.37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2" calcext:value-type="float">
            <text:p><text:s text:c="3"/>4.32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125" calcext:value-type="float">
            <text:p><text:s/>－125 </text:p>
          </table:table-cell>
          <table:table-cell table:style-name="ce26" office:value-type="float" office:value="-0.78" calcext:value-type="float">
            <text:p><text:s/>－0.78 </text:p>
          </table:table-cell>
          <table:table-cell table:style-name="ce26" office:value-type="float" office:value="-9.22" calcext:value-type="float">
            <text:p><text:s/>－9.22 </text:p>
          </table:table-cell>
          <table:table-cell table:style-name="ce32" office:value-type="float" office:value="9" calcext:value-type="float">
            <text:p><text:s text:c="3"/>9 </text:p>
          </table:table-cell>
          <table:table-cell table:style-name="ce34" office:value-type="float" office:value="0.06" calcext:value-type="float">
            <text:p><text:s text:c="3"/>0.06 </text:p>
          </table:table-cell>
          <table:table-cell table:style-name="ce34" office:value-type="float" office:value="0.66" calcext:value-type="float">
            <text:p><text:s text:c="3"/>0.66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3" calcext:value-type="float">
            <text:p><text:s text:c="3"/>7.23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6" calcext:value-type="float">
            <text:p><text:s text:c="3"/>6.56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3" calcext:value-type="float">
            <text:p><text:s text:c="3"/>4.13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217" calcext:value-type="float">
            <text:p><text:s/>－217 </text:p>
          </table:table-cell>
          <table:table-cell table:style-name="ce26" office:value-type="float" office:value="-1.75" calcext:value-type="float">
            <text:p><text:s/>－1.75 </text:p>
          </table:table-cell>
          <table:table-cell table:style-name="ce26" office:value-type="float" office:value="-20.56" calcext:value-type="float">
            <text:p><text:s/>－20.56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7.96" calcext:value-type="float">
            <text:p><text:s text:c="3"/>7.96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9" calcext:value-type="float">
            <text:p><text:s text:c="3"/>7.59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1" calcext:value-type="float">
            <text:p><text:s text:c="3"/>3.41 </text:p>
          </table:table-cell>
          <table:table-cell table:style-name="ce18" office:value-type="float" office:value="23" calcext:value-type="float">
            <text:p><text:s text:c="3"/>23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48" calcext:value-type="float">
            <text:p><text:s/>－248 </text:p>
          </table:table-cell>
          <table:table-cell table:style-name="ce26" office:value-type="float" office:value="-1.31" calcext:value-type="float">
            <text:p><text:s/>－1.31 </text:p>
          </table:table-cell>
          <table:table-cell table:style-name="ce26" office:value-type="float" office:value="-15.43" calcext:value-type="float">
            <text:p><text:s/>－15.43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7" calcext:value-type="float">
            <text:p><text:s text:c="3"/>8.97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3" calcext:value-type="float">
            <text:p><text:s text:c="3"/>8.03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5" calcext:value-type="float">
            <text:p><text:s text:c="3"/>3.55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93" calcext:value-type="float">
            <text:p><text:s/>－93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26" office:value-type="float" office:value="-4.19" calcext:value-type="float">
            <text:p><text:s/>－4.19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3" calcext:value-type="float">
            <text:p><text:s text:c="3"/>2.03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8" calcext:value-type="float">
            <text:p><text:s text:c="3"/>8.28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6" calcext:value-type="float">
            <text:p><text:s text:c="3"/>6.26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8" calcext:value-type="float">
            <text:p><text:s text:c="3"/>4.28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47" calcext:value-type="float">
            <text:p><text:s/>－47 </text:p>
          </table:table-cell>
          <table:table-cell table:style-name="ce26" office:value-type="float" office:value="-0.41" calcext:value-type="float">
            <text:p><text:s/>－0.41 </text:p>
          </table:table-cell>
          <table:table-cell table:style-name="ce26" office:value-type="float" office:value="-4.88" calcext:value-type="float">
            <text:p><text:s/>－4.88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3" calcext:value-type="float">
            <text:p><text:s text:c="3"/>3.43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25" calcext:value-type="float">
            <text:p><text:s text:c="3"/>9.25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2" calcext:value-type="float">
            <text:p><text:s text:c="3"/>5.82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4" calcext:value-type="float">
            <text:p><text:s text:c="3"/>3.64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145" calcext:value-type="float">
            <text:p><text:s text:c="3"/>14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39" calcext:value-type="float">
            <text:p><text:s text:c="3"/>3.39 </text:p>
          </table:table-cell>
          <table:table-cell table:style-name="ce30" office:value-type="float" office:value="187" calcext:value-type="float">
            <text:p><text:s text:c="3"/>187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4" calcext:value-type="float">
            <text:p><text:s text:c="3"/>8.24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4" calcext:value-type="float">
            <text:p><text:s text:c="3"/>4.84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13" calcext:value-type="float">
            <text:p><text:s text:c="3"/>3.13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151" calcext:value-type="float">
            <text:p><text:s/>－151 </text:p>
          </table:table-cell>
          <table:table-cell table:style-name="ce26" office:value-type="float" office:value="-0.53" calcext:value-type="float">
            <text:p><text:s/>－0.53 </text:p>
          </table:table-cell>
          <table:table-cell table:style-name="ce26" office:value-type="float" office:value="-6.24" calcext:value-type="float">
            <text:p><text:s/>－6.24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1" calcext:value-type="float">
            <text:p><text:s text:c="3"/>1.41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48" calcext:value-type="float">
            <text:p><text:s text:c="3"/>7.48 </text:p>
          </table:table-cell>
          <table:table-cell table:style-name="ce30" office:value-type="float" office:value="147" calcext:value-type="float">
            <text:p><text:s text:c="3"/>14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08" calcext:value-type="float">
            <text:p><text:s text:c="3"/>6.08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6" calcext:value-type="float">
            <text:p><text:s text:c="3"/>4.46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25" calcext:value-type="float">
            <text:p><text:s/>－25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8" calcext:value-type="float">
            <text:p><text:s/>－1.18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5" calcext:value-type="float">
            <text:p><text:s text:c="3"/>2.65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7" calcext:value-type="float">
            <text:p><text:s text:c="3"/>7.47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1" calcext:value-type="float">
            <text:p><text:s text:c="3"/>3.31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501" calcext:value-type="float">
            <text:p><text:s text:c="3"/>501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86" calcext:value-type="float">
            <text:p><text:s text:c="3"/>3.86 </text:p>
          </table:table-cell>
          <table:table-cell table:style-name="ce29" office:value-type="float" office:value="292" calcext:value-type="float">
            <text:p><text:s text:c="3"/>292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5" calcext:value-type="float">
            <text:p><text:s text:c="3"/>2.25 </text:p>
          </table:table-cell>
          <table:table-cell table:style-name="ce29" office:value-type="float" office:value="1013" calcext:value-type="float">
            <text:p><text:s text:c="3"/>1,013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81" calcext:value-type="float">
            <text:p><text:s text:c="3"/>7.81 </text:p>
          </table:table-cell>
          <table:table-cell table:style-name="ce29" office:value-type="float" office:value="721" calcext:value-type="float">
            <text:p><text:s text:c="3"/>721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6" calcext:value-type="float">
            <text:p><text:s text:c="3"/>5.56 </text:p>
          </table:table-cell>
          <table:table-cell table:style-name="ce29" office:value-type="float" office:value="426" calcext:value-type="float">
            <text:p><text:s text:c="3"/>426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25" office:value-type="float" office:value="3.29" calcext:value-type="float">
            <text:p><text:s text:c="3"/>3.29 </text:p>
          </table:table-cell>
          <table:table-cell table:style-name="ce17" office:value-type="float" office:value="419" calcext:value-type="float">
            <text:p><text:s text:c="3"/>419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23" calcext:value-type="float">
            <text:p><text:s text:c="3"/>3.2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59" calcext:value-type="float">
            <text:p><text:s/>－59 </text:p>
          </table:table-cell>
          <table:table-cell table:style-name="ce26" office:value-type="float" office:value="-2.11" calcext:value-type="float">
            <text:p><text:s/>－2.11 </text:p>
          </table:table-cell>
          <table:table-cell table:style-name="ce26" office:value-type="float" office:value="-24.86" calcext:value-type="float">
            <text:p><text:s/>－24.86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27" calcext:value-type="float">
            <text:p><text:s/>－1.27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3" calcext:value-type="float">
            <text:p><text:s text:c="3"/>6.33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9" calcext:value-type="float">
            <text:p><text:s text:c="3"/>7.59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8" calcext:value-type="float">
            <text:p><text:s text:c="3"/>5.48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46" office:value-type="float" office:value="4.64" calcext:value-type="float">
            <text:p><text:s text:c="3"/>4.6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414" calcext:value-type="float">
            <text:p><text:s text:c="3"/>414 </text:p>
          </table:table-cell>
          <table:table-cell table:style-name="ce26" office:value-type="float" office:value="3.25" calcext:value-type="float">
            <text:p><text:s text:c="3"/>3.25 </text:p>
          </table:table-cell>
          <table:table-cell table:style-name="ce26" office:value-type="float" office:value="38.27" calcext:value-type="float">
            <text:p><text:s text:c="3"/>38.27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1" calcext:value-type="float">
            <text:p><text:s text:c="3"/>4.71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23" calcext:value-type="float">
            <text:p><text:s text:c="3"/>9.23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2" calcext:value-type="float">
            <text:p><text:s text:c="3"/>4.52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1" calcext:value-type="float">
            <text:p><text:s text:c="3"/>4.71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81" calcext:value-type="float">
            <text:p><text:s text:c="3"/>181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26" office:value-type="float" office:value="11.26" calcext:value-type="float">
            <text:p><text:s text:c="3"/>11.26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5" calcext:value-type="float">
            <text:p><text:s text:c="3"/>3.05 </text:p>
          </table:table-cell>
          <table:table-cell table:style-name="ce30" office:value-type="float" office:value="143" calcext:value-type="float">
            <text:p><text:s text:c="3"/>143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89" calcext:value-type="float">
            <text:p><text:s text:c="3"/>8.89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5" calcext:value-type="float">
            <text:p><text:s text:c="3"/>5.85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5" calcext:value-type="float">
            <text:p><text:s text:c="3"/>3.05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92" calcext:value-type="float">
            <text:p><text:s text:c="3"/>192 </text:p>
          </table:table-cell>
          <table:table-cell table:style-name="ce26" office:value-type="float" office:value="1.12" calcext:value-type="float">
            <text:p><text:s text:c="3"/>1.12 </text:p>
          </table:table-cell>
          <table:table-cell table:style-name="ce26" office:value-type="float" office:value="13.23" calcext:value-type="float">
            <text:p><text:s text:c="3"/>13.23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8" calcext:value-type="float">
            <text:p><text:s text:c="3"/>3.58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7" calcext:value-type="float">
            <text:p><text:s text:c="3"/>9.57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9" calcext:value-type="float">
            <text:p><text:s text:c="3"/>5.99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1" calcext:value-type="float">
            <text:p><text:s text:c="3"/>3.51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58" calcext:value-type="float">
            <text:p><text:s text:c="3"/>3.5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109" calcext:value-type="float">
            <text:p><text:s/>－109 </text:p>
          </table:table-cell>
          <table:table-cell table:style-name="ce26" office:value-type="float" office:value="-0.31" calcext:value-type="float">
            <text:p><text:s/>－0.31 </text:p>
          </table:table-cell>
          <table:table-cell table:style-name="ce26" office:value-type="float" office:value="-3.61" calcext:value-type="float">
            <text:p><text:s/>－3.61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1" calcext:value-type="float">
            <text:p><text:s text:c="3"/>3.41 </text:p>
          </table:table-cell>
          <table:table-cell table:style-name="ce30" office:value-type="float" office:value="238" calcext:value-type="float">
            <text:p><text:s text:c="3"/>23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8" calcext:value-type="float">
            <text:p><text:s text:c="3"/>7.88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7" calcext:value-type="float">
            <text:p><text:s text:c="3"/>4.47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8" calcext:value-type="float">
            <text:p><text:s text:c="3"/>2.88 </text:p>
          </table:table-cell>
          <table:table-cell table:style-name="ce18" office:value-type="float" office:value="94" calcext:value-type="float">
            <text:p><text:s text:c="3"/>94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1" calcext:value-type="float">
            <text:p><text:s text:c="3"/>3.1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89" calcext:value-type="float">
            <text:p><text:s/>－89 </text:p>
          </table:table-cell>
          <table:table-cell table:style-name="ce26" office:value-type="float" office:value="-1.58" calcext:value-type="float">
            <text:p><text:s/>－1.58 </text:p>
          </table:table-cell>
          <table:table-cell table:style-name="ce26" office:value-type="float" office:value="-18.58" calcext:value-type="float">
            <text:p><text:s/>－18.58 </text:p>
          </table:table-cell>
          <table:table-cell table:style-name="ce30" office:value-type="float" office:value="-4" calcext:value-type="float">
            <text:p><text:s/>－4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4" calcext:value-type="float">
            <text:p><text:s/>－0.84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4" calcext:value-type="float">
            <text:p><text:s text:c="3"/>5.64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8" calcext:value-type="float">
            <text:p><text:s text:c="3"/>6.48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" calcext:value-type="float">
            <text:p><text:s text:c="3"/>2.30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11" calcext:value-type="float">
            <text:p><text:s/>－11 </text:p>
          </table:table-cell>
          <table:table-cell table:style-name="ce26" office:value-type="float" office:value="-0.37" calcext:value-type="float">
            <text:p><text:s/>－0.37 </text:p>
          </table:table-cell>
          <table:table-cell table:style-name="ce26" office:value-type="float" office:value="-4.39" calcext:value-type="float">
            <text:p><text:s/>－4.39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8" calcext:value-type="float">
            <text:p><text:s text:c="3"/>5.18 </text:p>
          </table:table-cell>
          <table:table-cell table:style-name="ce30" office:value-type="float" office:value="7" calcext:value-type="float">
            <text:p><text:s text:c="3"/>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79" calcext:value-type="float">
            <text:p><text:s text:c="3"/>2.79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9" calcext:value-type="float">
            <text:p><text:s text:c="3"/>3.1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06" calcext:value-type="float">
            <text:p><text:s/>－106 </text:p>
          </table:table-cell>
          <table:table-cell table:style-name="ce26" office:value-type="float" office:value="-0.57" calcext:value-type="float">
            <text:p><text:s/>－0.57 </text:p>
          </table:table-cell>
          <table:table-cell table:style-name="ce26" office:value-type="float" office:value="-6.71" calcext:value-type="float">
            <text:p><text:s/>－6.71 </text:p>
          </table:table-cell>
          <table:table-cell table:style-name="ce30" office:value-type="float" office:value="-20" calcext:value-type="float">
            <text:p><text:s/>－20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27" calcext:value-type="float">
            <text:p><text:s/>－1.27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7" calcext:value-type="float">
            <text:p><text:s text:c="3"/>5.07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3" calcext:value-type="float">
            <text:p><text:s text:c="3"/>3.23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" calcext:value-type="float">
            <text:p><text:s text:c="3"/>3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49" calcext:value-type="float">
            <text:p><text:s/>－49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88" calcext:value-type="float">
            <text:p><text:s/>－2.88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3" calcext:value-type="float">
            <text:p><text:s text:c="3"/>1.53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8" calcext:value-type="float">
            <text:p><text:s text:c="3"/>7.88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5" calcext:value-type="float">
            <text:p><text:s text:c="3"/>6.35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88" calcext:value-type="float">
            <text:p><text:s text:c="3"/>3.88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46" office:value-type="float" office:value="3.7" calcext:value-type="float">
            <text:p><text:s text:c="3"/>3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2" calcext:value-type="float">
            <text:p><text:s text:c="3"/>5.92 </text:p>
          </table:table-cell>
          <table:table-cell table:style-name="ce30" office:value-type="float" office:value="-2" calcext:value-type="float">
            <text:p><text:s/>－2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79" calcext:value-type="float">
            <text:p><text:s/>－0.79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49" calcext:value-type="float">
            <text:p><text:s text:c="3"/>7.49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8" calcext:value-type="float">
            <text:p><text:s text:c="3"/>8.28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8" calcext:value-type="float">
            <text:p><text:s text:c="3"/>1.58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22" calcext:value-type="float">
            <text:p><text:s text:c="3"/>122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37" calcext:value-type="float">
            <text:p><text:s text:c="3"/>9.37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92" calcext:value-type="float">
            <text:p><text:s text:c="3"/>2.92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" calcext:value-type="float">
            <text:p><text:s text:c="3"/>7.90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9" calcext:value-type="float">
            <text:p><text:s text:c="3"/>4.99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6" calcext:value-type="float">
            <text:p><text:s text:c="3"/>2.76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46" office:value-type="float" office:value="3.68" calcext:value-type="float">
            <text:p><text:s text:c="3"/>3.68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1123" calcext:value-type="float">
            <text:p><text:s text:c="3"/>1,123 </text:p>
          </table:table-cell>
          <table:table-cell table:style-name="ce25" office:value-type="float" office:value="11.31" calcext:value-type="float">
            <text:p><text:s text:c="3"/>11.31 </text:p>
          </table:table-cell>
          <table:table-cell table:style-name="ce25" office:value-type="float" office:value="133.2" calcext:value-type="float">
            <text:p><text:s text:c="3"/>133.20 </text:p>
          </table:table-cell>
          <table:table-cell table:style-name="ce29" office:value-type="float" office:value="46" calcext:value-type="float">
            <text:p><text:s text:c="3"/>46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3" calcext:value-type="float">
            <text:p><text:s text:c="3"/>5.43 </text:p>
          </table:table-cell>
          <table:table-cell table:style-name="ce29" office:value-type="float" office:value="96" calcext:value-type="float">
            <text:p><text:s text:c="3"/>96 </text:p>
          </table:table-cell>
          <table:table-cell table:style-name="ce25" office:value-type="float" office:value="0.96" calcext:value-type="float">
            <text:p><text:s text:c="3"/>0.96 </text:p>
          </table:table-cell>
          <table:table-cell table:style-name="ce25" office:value-type="float" office:value="11.32" calcext:value-type="float">
            <text:p><text:s text:c="3"/>11.32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" calcext:value-type="float">
            <text:p><text:s text:c="3"/>5.90 </text:p>
          </table:table-cell>
          <table:table-cell table:style-name="ce29" office:value-type="float" office:value="17" calcext:value-type="float">
            <text:p><text:s text:c="3"/>17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01" calcext:value-type="float">
            <text:p><text:s text:c="3"/>2.01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53" calcext:value-type="float">
            <text:p><text:s text:c="3"/>1.5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060" calcext:value-type="float">
            <text:p><text:s text:c="3"/>1,060 </text:p>
          </table:table-cell>
          <table:table-cell table:style-name="ce26" office:value-type="float" office:value="11.85" calcext:value-type="float">
            <text:p><text:s text:c="3"/>11.85 </text:p>
          </table:table-cell>
          <table:table-cell table:style-name="ce26" office:value-type="float" office:value="139.49" calcext:value-type="float">
            <text:p><text:s text:c="3"/>139.49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6" calcext:value-type="float">
            <text:p><text:s text:c="3"/>5.36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1.77" calcext:value-type="float">
            <text:p><text:s text:c="3"/>11.77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1" calcext:value-type="float">
            <text:p><text:s text:c="3"/>6.41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3" calcext:value-type="float">
            <text:p><text:s text:c="3"/>1.83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7" calcext:value-type="float">
            <text:p><text:s text:c="3"/>1.57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63" calcext:value-type="float">
            <text:p><text:s text:c="3"/>63 </text:p>
          </table:table-cell>
          <table:table-cell table:style-name="ce28" office:value-type="float" office:value="6.43" calcext:value-type="float">
            <text:p><text:s text:c="3"/>6.43 </text:p>
          </table:table-cell>
          <table:table-cell table:style-name="ce28" office:value-type="float" office:value="75.71" calcext:value-type="float">
            <text:p><text:s text:c="3"/>75.71 </text:p>
          </table:table-cell>
          <table:table-cell table:style-name="ce33" office:value-type="float" office:value="5" calcext:value-type="float">
            <text:p><text:s text:c="3"/>5 </text:p>
          </table:table-cell>
          <table:table-cell table:style-name="ce35" office:value-type="float" office:value="0.51" calcext:value-type="float">
            <text:p><text:s text:c="3"/>0.51 </text:p>
          </table:table-cell>
          <table:table-cell table:style-name="ce35" office:value-type="float" office:value="5.99" calcext:value-type="float">
            <text:p><text:s text:c="3"/>5.99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8" office:value-type="float" office:value="0.61" calcext:value-type="float">
            <text:p><text:s text:c="3"/>0.61 </text:p>
          </table:table-cell>
          <table:table-cell table:style-name="ce28" office:value-type="float" office:value="7.19" calcext:value-type="float">
            <text:p><text:s text:c="3"/>7.19 </text:p>
          </table:table-cell>
          <table:table-cell table:style-name="ce31" office:value-type="float" office:value="1" calcext:value-type="float">
            <text:p><text:s text:c="3"/>1 </text:p>
          </table:table-cell>
          <table:table-cell table:style-name="ce28" office:value-type="float" office:value="0.1" calcext:value-type="float">
            <text:p><text:s text:c="3"/>0.10 </text:p>
          </table:table-cell>
          <table:table-cell table:style-name="ce28" office:value-type="float" office:value="1.2" calcext:value-type="float">
            <text:p><text:s text:c="3"/>1.20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1" calcext:value-type="float">
            <text:p><text:s text:c="3"/>0.31 </text:p>
          </table:table-cell>
          <table:table-cell table:style-name="ce38" office:value-type="float" office:value="3.59" calcext:value-type="float">
            <text:p><text:s text:c="3"/>3.59 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4" office:value-type="float" office:value="0.1" calcext:value-type="float">
            <text:p><text:s text:c="3"/>0.10 </text:p>
          </table:table-cell>
          <table:table-cell table:style-name="ce48" office:value-type="float" office:value="1.2" calcext:value-type="float">
            <text:p><text:s text:c="3"/>1.20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8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9-08-05T16:00:05</dc:date>
    <meta:print-date>2009-08-05T16:00:01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